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P2" style:parent-style-name="Standard" style:family="paragraph">
      <style:paragraph-properties fo:text-align="justify" fo:line-height="150%"/>
    </style:style>
    <style:style style:name="P3" style:parent-style-name="Standard" style:family="paragraph">
      <style:paragraph-properties fo:text-align="justify" fo:line-height="150%"/>
    </style:style>
    <style:style style:name="T4" style:parent-style-name="Основнойшрифтабзаца" style:family="text">
      <style:text-properties fo:font-weight="bold" style:font-weight-asian="bold" fo:font-style="italic" style:font-style-asian="italic"/>
    </style:style>
    <style:style style:name="P5" style:parent-style-name="Заголовок2" style:family="paragraph">
      <style:paragraph-properties fo:text-align="center" fo:line-height="150%"/>
    </style:style>
    <style:style style:name="P6" style:parent-style-name="Textbody" style:family="paragraph">
      <style:paragraph-properties fo:text-align="justify" fo:line-height="150%"/>
    </style:style>
    <style:style style:name="P7" style:parent-style-name="Textbody" style:family="paragraph">
      <style:paragraph-properties fo:text-align="justify" fo:margin-bottom="0in" fo:line-height="150%"/>
    </style:style>
    <style:style style:name="P8" style:parent-style-name="Textbody" style:family="paragraph">
      <style:paragraph-properties fo:text-align="justify" fo:line-height="150%"/>
    </style:style>
    <style:style style:name="P9" style:parent-style-name="Textbody" style:family="paragraph">
      <style:paragraph-properties fo:text-align="justify" fo:line-height="150%"/>
    </style:style>
    <style:style style:name="P10" style:parent-style-name="Textbody" style:family="paragraph">
      <style:paragraph-properties fo:text-align="justify" fo:line-height="150%"/>
    </style:style>
    <style:style style:name="P11" style:parent-style-name="Standard" style:family="paragraph">
      <style:paragraph-properties fo:text-align="center" fo:margin-top="0.0395in" fo:margin-bottom="0.0395in" fo:line-height="150%"/>
    </style:style>
    <style:style style:name="P12" style:parent-style-name="Standard" style:family="paragraph">
      <style:paragraph-properties fo:text-align="justify" fo:line-height="150%"/>
    </style:style>
    <style:style style:name="T13" style:parent-style-name="Основнойшрифтабзаца" style:family="text">
      <style:text-properties fo:font-weight="bold" style:font-weight-asian="bold"/>
    </style:style>
    <style:style style:name="P14" style:parent-style-name="Textbody" style:family="paragraph">
      <style:paragraph-properties fo:text-align="justify" fo:line-height="150%"/>
    </style:style>
    <style:style style:name="P15" style:parent-style-name="Textbody" style:family="paragraph"/>
    <style:style style:name="P16" style:parent-style-name="Textbody" style:family="paragraph">
      <style:paragraph-properties fo:text-align="justify" fo:text-indent="0.4923in"/>
    </style:style>
    <style:style style:name="P17" style:parent-style-name="Textbody" style:family="paragraph">
      <style:paragraph-properties fo:text-align="justify" fo:line-height="150%" fo:text-indent="0.4923in"/>
    </style:style>
    <style:style style:name="P18" style:parent-style-name="PreformattedText" style:family="paragraph">
      <style:paragraph-properties fo:text-align="justify" fo:margin-bottom="0.1965in" fo:text-indent="0.4923in"/>
    </style:style>
    <style:style style:name="P19" style:parent-style-name="Textbody" style:family="paragraph">
      <style:paragraph-properties fo:text-align="justify" fo:text-indent="0.4923in"/>
    </style:style>
    <style:style style:name="P20" style:parent-style-name="Textbody" style:family="paragraph">
      <style:paragraph-properties fo:text-align="justify" fo:text-indent="0.4923in"/>
    </style:style>
    <style:style style:name="P21" style:parent-style-name="Textbody" style:family="paragraph">
      <style:paragraph-properties fo:text-align="justify" fo:text-indent="0.4923in"/>
    </style:style>
    <style:style style:name="P22" style:parent-style-name="PreformattedText" style:family="paragraph">
      <style:paragraph-properties fo:text-align="justify" fo:margin-bottom="0.1965in" fo:text-indent="0.4923in"/>
    </style:style>
    <style:style style:name="P23" style:parent-style-name="Textbody" style:family="paragraph">
      <style:paragraph-properties fo:text-align="justify" fo:text-indent="0.4923in"/>
    </style:style>
    <style:style style:name="P24" style:parent-style-name="Textbody" style:family="paragraph">
      <style:paragraph-properties fo:text-indent="0.4923in"/>
    </style:style>
    <style:style style:name="P25" style:parent-style-name="Standard" style:family="paragraph">
      <style:paragraph-properties fo:text-align="justify" fo:line-height="150%"/>
    </style:style>
    <style:style style:name="P26" style:parent-style-name="Standard" style:family="paragraph">
      <style:paragraph-properties fo:text-align="justify" fo:line-height="150%"/>
    </style:style>
    <style:style style:name="P27" style:parent-style-name="Standard" style:family="paragraph">
      <style:paragraph-properties fo:text-align="justify" fo:line-height="150%"/>
    </style:style>
    <style:style style:name="P28" style:parent-style-name="Standard" style:family="paragraph">
      <style:paragraph-properties fo:text-align="justify" fo:line-height="150%"/>
    </style:style>
    <style:style style:name="P29" style:parent-style-name="Standard" style:family="paragraph">
      <style:paragraph-properties fo:text-align="justify" fo:line-height="150%"/>
    </style:style>
    <style:style style:name="P30" style:parent-style-name="Standard" style:family="paragraph">
      <style:paragraph-properties fo:text-align="justify" fo:line-height="150%" fo:margin-left="0.25in">
        <style:tab-stops/>
      </style:paragraph-properties>
    </style:style>
    <style:style style:name="P31" style:parent-style-name="Standard" style:family="paragraph">
      <style:paragraph-properties fo:text-align="justify" fo:line-height="150%"/>
    </style:style>
    <style:style style:name="P32" style:parent-style-name="Standard" style:family="paragraph">
      <style:paragraph-properties fo:text-align="justify" fo:line-height="150%" fo:margin-left="0.25in">
        <style:tab-stops/>
      </style:paragraph-properties>
    </style:style>
    <style:style style:name="P33" style:parent-style-name="Standard" style:family="paragraph">
      <style:paragraph-properties fo:text-align="justify" fo:line-height="150%"/>
    </style:style>
    <style:style style:name="P34" style:parent-style-name="Standard" style:family="paragraph">
      <style:paragraph-properties fo:text-align="justify" fo:line-height="150%" fo:margin-left="0.25in">
        <style:tab-stops/>
      </style:paragraph-properties>
    </style:style>
    <style:style style:name="P35" style:parent-style-name="Standard" style:family="paragraph">
      <style:paragraph-properties fo:text-align="justify" fo:line-height="150%"/>
    </style:style>
    <style:style style:name="P36" style:parent-style-name="Standard" style:family="paragraph">
      <style:paragraph-properties fo:text-align="justify" fo:line-height="150%"/>
    </style:style>
    <style:style style:name="P37" style:parent-style-name="Standard" style:family="paragraph">
      <style:paragraph-properties fo:text-align="justify" fo:line-height="150%"/>
    </style:style>
    <style:style style:name="P38" style:parent-style-name="Standard" style:family="paragraph">
      <style:paragraph-properties fo:text-align="justify" fo:line-height="150%"/>
    </style:style>
    <style:style style:name="P39" style:parent-style-name="Standard" style:family="paragraph">
      <style:paragraph-properties fo:text-align="justify" fo:line-height="150%"/>
    </style:style>
    <style:style style:name="P40" style:parent-style-name="Standard" style:family="paragraph">
      <style:paragraph-properties fo:break-before="page" fo:text-align="justify" fo:line-height="150%"/>
    </style:style>
    <style:style style:name="P41" style:parent-style-name="Standard" style:family="paragraph">
      <style:paragraph-properties fo:text-align="justify" fo:line-height="150%"/>
    </style:style>
    <style:style style:name="P42" style:parent-style-name="Standard" style:family="paragraph">
      <style:paragraph-properties fo:text-align="justify" fo:line-height="150%"/>
    </style:style>
    <style:style style:name="P43" style:parent-style-name="Standard" style:family="paragraph">
      <style:paragraph-properties fo:text-align="justify" fo:line-height="150%"/>
    </style:style>
  </office:automatic-styles>
  <office:body>
    <office:text text:use-soft-page-breaks="true">
      <text:p text:style-name="P1">Разработка информационной системы «Покемоны»</text:p>
      <text:p text:style-name="P2"/>
      <text:p text:style-name="P3"><text:span text:style-name="T4"><text:tab/>Цифровая экосистема</text:span><text:s/>- это комплексный проект, объединяющий большое число участников, информационных сервисов и бизнес-процессов, основанный на принципах взаимовыгодности отношений<text:s/>(«win-win»). Цифровые экосистемы могут развиваться как вокруг одной компании или услуги, так и в форме маркетплейса со множеством игроков.</text:p>
      <text:h text:style-name="P5" text:outline-level="2">Что такое цифровые экосистемы</text:h>
      <text:p text:style-name="P6">Чаще всего сервисы цифровых экосистем работают в сферах e-commerce и fintech. При этом<text:s/>экосистемное направление развития компаний:</text:p>
      <text:list text:style-name="LFO1" text:continue-numbering="true">
        <text:list-item>
          <text:p text:style-name="P7">обеспечивает высокую конкурентоспособность всех участников экосистемы;</text:p>
        </text:list-item>
        <text:list-item>
          <text:p text:style-name="P8">увеличивает пользовательскую базу и снижает затраты на привлечение клиентов;</text:p>
        </text:list-item>
        <text:list-item>
          <text:p text:style-name="P9">увеличивает стоимость экосистемы и успешность бренда.</text:p>
        </text:list-item>
      </text:list>
      <text:p text:style-name="P10">Для цифровых экосистем характерны доступ ко всем сервисам через единый аккаунт (технология единого входа, Single Sign-On) и объединение сервисов общим брендом. Интеграция всех сервисов в рамках цифровой экосистемы обеспечивает появление «бесшовного пользовательского<text:s/>опыта», который подразумевает беспроблемное переключение клиента между различными сервисами, входящими в такие экосистемы.</text:p>
      <text:p text:style-name="P11">API</text:p>
      <text:p text:style-name="P12"><text:span text:style-name="T13"><text:tab/>API</text:span><text:s/>— описание способов взаимодействия одной компьютерной программы с другими. Обычно входит в описание какого-либо<text:s/><text:a xlink:href="https://ru.wikipedia.org/wiki/Интернет-протокол" office:target-frame-name="_top" xlink:show="replace">интернет-протокола</text:a><text:s/>(например,<text:s/><text:a xlink:href="https://ru.wikipedia.org/wiki/RFC" office:target-frame-name="_top" xlink:show="replace">SCIM</text:a><text:bookmark-start text:name="cite_ref-2"/><text:bookmark-end text:name="cite_ref-2"/><text:a xlink:href="https://ru.wikipedia.org/wiki/API#cite_note-2" office:target-frame-name="_top" xlink:show="replace">[2]</text:a>), программного каркаса (<text:a xlink:href="https://ru.wikipedia.org/wiki/Фреймворк" office:target-frame-name="_top" xlink:show="replace">фреймворка</text:a><text:bookmark-start text:name="cite_ref-3"/><text:bookmark-end text:name="cite_ref-3"/><text:a xlink:href="https://ru.wikipedia.org/wiki/API#cite_note-3" office:target-frame-name="_top" xlink:show="replace">[3]</text:a>) или стандарта вызовов функций<text:s/><text:a xlink:href="https://ru.wikipedia.org/wiki/Операционная_система" office:target-frame-name="_top" xlink:show="replace">операционной системы</text:a><text:bookmark-start text:name="cite_ref-4"/><text:bookmark-end text:name="cite_ref-4"/><text:a xlink:href="https://ru.wikipedia.org/wiki/API#cite_note-4" office:target-frame-name="_top" xlink:show="replace">[4]</text:a>. Часто реализуется отдельной<text:s/><text:a xlink:href="https://ru.wikipedia.org/wiki/Программная_библиотека" office:target-frame-name="_top" xlink:show="replace">программной библиотекой</text:a><text:s/>или сервисом<text:s/><text:a xlink:href="https://ru.wikipedia.org/wiki/Операционная_система" office:target-frame-name="_top" xlink:show="replace">операционной системы</text:a>. Используется программистами при написании всевозможных<text:s/><text:a xlink:href="https://ru.wikipedia.org/wiki/Прикладное_программное_обеспечение" office:target-frame-name="_top" xlink:show="replace">приложений</text:a>.</text:p>
      <text:list text:style-name="LFO2" text:continue-numbering="true">
        <text:list-item>
          <text:p text:style-name="P14">Аутентификация: подтверждение правильности личности</text:p>
        </text:list-item>
        <text:list-item>
          <text:p text:style-name="P15">Авторизация: разрешение определенного<text:s/>действия</text:p>
        </text:list-item>
      </text:list>
      <text:p text:style-name="P16">API может аутентифицировать, но не разрешит делать определенный запрос.</text:p>
      <text:p text:style-name="P17">Другой тип авторизации называется Basic Auth. С помощью этого метода отправитель помещает пару<text:s/><text:span text:style-name="SourceText">имя пользователя:пароль</text:span><text:s/>в заголовок запроса. Имя пользователя и пароль кодируются с помощью Base64, который представляет собой метод кодирования, который преобразует имя пользователя и пароль в набор из 64 символов для обеспечения безопасной передачи. Вот пример Basic Auth в заголовке запроса:</text:p>
      <text:p text:style-name="P18"><text:span text:style-name="SourceText">Authorization: Basic bG9sOnNlY3VyZQ==</text:span></text:p>
      <text:p text:style-name="P19">API, использующие Basic Auth, также будут использовать HTTPS, что означает, что содержимое сообщения будет зашифровано в транспортном протоколе HTTP. (Без HTTPS людям было бы легко расшифровать зашифрованные данные)</text:p>
      <text:p text:style-name="P20">Когда сервер API получает сообщение, он дешифрует сообщение и проверяет заголовок. После декодирования строки и анализа имени пользователя и пароля он решает, принять или отклонить запрос.</text:p>
      <text:p text:style-name="P21">В Postman можно настроить базовую авторизацию, щелкнув вкладку<text:s/><text:span text:style-name="StrongEmphasis">Authorization</text:span>, выбрав<text:s/><text:span text:style-name="StrongEmphasis">Basic Auth</text:span><text:s/>в<text:s/>раскрывающемся списке и введя<text:s/><text:span text:style-name="StrongEmphasis">имя пользователя</text:span><text:s/>и<text:s/><text:span text:style-name="StrongEmphasis">пароль</text:span><text:s/>справа от двоеточия в каждой строке. На вкладке Заголовки будет показана пара ключ-значение, выглядящая следующим образом:</text:p>
      <text:p text:style-name="P22"><text:span text:style-name="SourceText">Authorization: Basic RnJlZDpteXBhc3N3b3Jk</text:span></text:p>
      <text:p text:style-name="P23">Postman обрабатывает кодировку Base64 автоматически, при вводе имени пользователя и пароля с выбранным Basic Auth.</text:p>
      <text:p text:style-name="P24"><text:bookmark-start text:name="hmac"/><text:bookmark-start text:name="hmac-код-авторизации-сообщений-на-основе"/><text:bookmark-end text:name="hmac"/><text:bookmark-end text:name="hmac-код-авторизации-сообщений-на-основе"/></text:p>
      <text:p text:style-name="P25"/>
      <text:p text:style-name="P26">Требование к API:</text:p>
      <text:list text:style-name="LFO3" text:continue-numbering="true">
        <text:list-item>
          <text:p text:style-name="P27">API должна иметь авторизацию пользователя.</text:p>
        </text:list-item>
        <text:list-item>
          <text:p text:style-name="P28">Возвращать список всех покемонов.</text:p>
        </text:list-item>
        <text:list-item>
          <text:p text:style-name="P29">Возвращать список всех типов покемонов.</text:p>
        </text:list-item>
      </text:list>
      <text:p text:style-name="P30">- есть данные</text:p>
      <text:list text:style-name="LFO3" text:continue-numbering="true">
        <text:list-item>
          <text:p text:style-name="P31">Возвращать список параметров покемонов.</text:p>
        </text:list-item>
      </text:list>
      <text:p text:style-name="P32">(первичные данные)</text:p>
      <text:list text:style-name="LFO3" text:continue-numbering="true">
        <text:list-item>
          <text:p text:style-name="P33">Возвращать список характеристик покемнов.</text:p>
        </text:list-item>
      </text:list>
      <text:p text:style-name="P34">(вторичные)</text:p>
      <text:list text:style-name="LFO3" text:continue-numbering="true">
        <text:list-item>
          <text:p text:style-name="P35">Возвращать изображения.</text:p>
        </text:list-item>
        <text:list-item>
          <text:p text:style-name="P36">Возвращать стадию эволюции покемонов.</text:p>
        </text:list-item>
        <text:list-item>
          <text:p text:style-name="P37">Возвращать покемона дня, недели, месяца.</text:p>
        </text:list-item>
        <text:list-item>
          <text:p text:style-name="P38">Возможность выставление оценки покемону.</text:p>
        </text:list-item>
      </text:list>
      <text:p text:style-name="P39"/>
      <text:p text:style-name="P40"><text:a xlink:href="https://habr.com/ru/post/464261/" office:target-frame-name="_top" xlink:show="replace">https://habr.com/ru/post/464261/</text:a></text:p>
      <text:p text:style-name="P41"><text:a xlink:href="https://ru.wikipedia.org/wiki/API" office:target-frame-name="_top" xlink:show="replace"><text:span text:style-name="Гиперссылка">https://ru.wikipedia.org/wiki/API</text:span></text:a></text:p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asian="PT Astra Serif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PT Astra Serif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PT Astra Serif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Ксения Волкова</dc:creator>
    <meta:creation-date>2023-01-24T08:21:00Z</meta:creation-date>
    <dc:date>2023-02-28T21:39:00Z</dc:date>
    <meta:template xlink:href="Normal.dotm" xlink:type="simple"/>
    <meta:editing-cycles>6</meta:editing-cycles>
    <meta:editing-duration>PT17940S</meta:editing-duration>
    <meta:document-statistic meta:page-count="1" meta:paragraph-count="8" meta:word-count="625" meta:character-count="4185" meta:row-count="29" meta:non-whitespace-character-count="3568"/>
  </office:meta>
</office:document-meta>
</file>